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9.6931in" table:align="margins"/>
    </style:style>
    <style:style style:name="Table2.A" style:family="table-column">
      <style:table-column-properties style:column-width="1.6153in" style:rel-column-width="10922*"/>
    </style:style>
    <style:style style:name="Table2.F" style:family="table-column">
      <style:table-column-properties style:column-width="1.6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P1" style:family="paragraph" style:parent-style-name="Footer">
      <style:text-properties fo:color="#aeaaaa"/>
    </style:style>
    <style:style style:name="P2" style:family="paragraph" style:parent-style-name="Standard">
      <style:text-properties officeooo:rsid="013dfed5" officeooo:paragraph-rsid="013dfed5"/>
    </style:style>
    <style:style style:name="P3" style:family="paragraph" style:parent-style-name="Standard">
      <style:paragraph-properties fo:text-align="justify" style:justify-single-word="false"/>
      <style:text-properties fo:font-weight="normal" officeooo:rsid="014e032e" officeooo:paragraph-rsid="014e032e" style:font-weight-asian="normal" style:font-weight-complex="normal"/>
    </style:style>
    <style:style style:name="P4" style:family="paragraph" style:parent-style-name="Standard">
      <style:paragraph-properties fo:text-align="center" style:justify-single-word="false"/>
      <style:text-properties officeooo:paragraph-rsid="014f3a86"/>
    </style:style>
    <style:style style:name="P5" style:family="paragraph" style:parent-style-name="Standard">
      <style:text-properties officeooo:rsid="0141e189" officeooo:paragraph-rsid="014f3a86"/>
    </style:style>
    <style:style style:name="P6" style:family="paragraph" style:parent-style-name="Normal">
      <style:paragraph-properties fo:margin-top="0.0791in" fo:margin-bottom="0.0791in" loext:contextual-spacing="false" fo:line-height="100%" fo:text-align="justify" style:justify-single-word="false"/>
      <style:text-properties officeooo:rsid="0113facf" officeooo:paragraph-rsid="013dfed5"/>
    </style:style>
    <style:style style:name="P7" style:family="paragraph" style:parent-style-name="Normal">
      <style:paragraph-properties fo:margin-top="0.0398in" fo:margin-bottom="0.0398in" loext:contextual-spacing="false" fo:line-height="100%" fo:text-align="justify" style:justify-single-word="false"/>
      <style:text-properties officeooo:rsid="0113facf" officeooo:paragraph-rsid="01481347"/>
    </style:style>
    <style:style style:name="P8" style:family="paragraph" style:parent-style-name="Table_20_Contents">
      <style:paragraph-properties fo:margin-top="0in" fo:margin-bottom="0in" loext:contextual-spacing="false" fo:line-height="115%"/>
    </style:style>
    <style:style style:name="P9" style:family="paragraph" style:parent-style-name="Table_20_Contents">
      <style:paragraph-properties fo:margin-top="0in" fo:margin-bottom="0in" loext:contextual-spacing="false" fo:line-height="115%"/>
      <style:text-properties fo:font-weight="bold" style:font-weight-asian="bold" style:font-weight-complex="bold"/>
    </style:style>
    <style:style style:name="P10" style:family="paragraph" style:parent-style-name="Title" style:master-page-name="MP0">
      <style:paragraph-properties fo:margin-top="0in" fo:margin-bottom="0in" loext:contextual-spacing="false" fo:line-height="100%" style:page-number="auto" fo:break-before="page"/>
      <style:text-properties officeooo:rsid="0135761b" officeooo:paragraph-rsid="0135761b"/>
    </style:style>
    <style:style style:name="T1" style:family="text">
      <style:text-properties fo:font-weight="bold" officeooo:rsid="0141e189" style:font-weight-asian="bold" style:font-weight-complex="bold"/>
    </style:style>
    <style:style style:name="T2" style:family="text">
      <style:text-properties officeooo:rsid="0115b6b7"/>
    </style:style>
    <style:style style:name="T3" style:family="text">
      <style:text-properties officeooo:rsid="013f4f4c"/>
    </style:style>
    <style:style style:name="T4" style:family="text">
      <style:text-properties officeooo:rsid="0141e189"/>
    </style:style>
    <style:style style:name="T5" style:family="text">
      <style:text-properties officeooo:rsid="0151ba41"/>
    </style:style>
    <style:style style:name="T6" style:family="text">
      <style:text-properties officeooo:rsid="0155fb49"/>
    </style:style>
    <style:style style:name="T7" style:family="text">
      <style:text-properties officeooo:rsid="01578e07"/>
    </style:style>
    <style:style style:name="T8" style:family="text">
      <style:text-properties officeooo:rsid="0158e4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CoTaPP </text:span>Project Grading Rubric</text:p>
      <text:p text:style-name="P6"><text:span text:style-name="T2">The project grade consists </text:span><text:span text:style-name="T8">of </text:span><text:span text:style-name="T2">two parts (function and form) with different subcategories, which account for a certain percentage of the project grade (see table below). Note that t</text:span>he grade for <text:span text:style-name="T6">a</text:span> project will be the same for all members of the group.</text:p>
      <text:p text:style-name="P7"/>
      <table:table table:name="Table2" table:style-name="Table2">
        <table:table-column table:style-name="Table2.A" table:number-columns-repeated="5"/>
        <table:table-column table:style-name="Table2.F"/>
        <table:table-row table:style-name="TableLine94699946302960">
          <table:table-cell table:style-name="Table2.A1" office:value-type="string">
            <text:p text:style-name="P8"><text:s/>Criterion</text:p>
          </table:table-cell>
          <table:table-cell table:style-name="Table2.A1" office:value-type="string">
            <text:p text:style-name="P8">Insufficient<text:line-break/>(&lt; 6)</text:p>
          </table:table-cell>
          <table:table-cell table:style-name="Table2.A1" office:value-type="string">
            <text:p text:style-name="P8">Sufficient<text:line-break/>(around 6)</text:p>
          </table:table-cell>
          <table:table-cell table:style-name="Table2.A1" office:value-type="string">
            <text:p text:style-name="P8">Good<text:line-break/>(around 7)</text:p>
          </table:table-cell>
          <table:table-cell table:style-name="Table2.A1" office:value-type="string">
            <text:p text:style-name="P8">Very good<text:line-break/>(around 8-9)</text:p>
          </table:table-cell>
          <table:table-cell table:style-name="Table2.F1" office:value-type="string">
            <text:p text:style-name="P8">Excellent<text:line-break/>(around 9-10)</text:p>
          </table:table-cell>
        </table:table-row>
        <table:table-row table:style-name="TableLine94699866564768">
          <table:table-cell table:style-name="Table2.A2" table:number-columns-spanned="6" office:value-type="string">
            <text:p text:style-name="P9">Function (Behavior)</text:p>
          </table:table-cell>
          <table:covered-table-cell/>
          <table:covered-table-cell/>
          <table:covered-table-cell/>
          <table:covered-table-cell/>
          <table:covered-table-cell/>
        </table:table-row>
        <table:table-row table:style-name="TableLine94699866565760">
          <table:table-cell table:style-name="Table2.A3" office:value-type="string">
            <text:p text:style-name="P8">Project Requirements (50%)</text:p>
          </table:table-cell>
          <table:table-cell table:style-name="Table2.A3" office:value-type="string">
            <text:p text:style-name="P8">The result does not or only marginally meet the requirements.</text:p>
          </table:table-cell>
          <table:table-cell table:style-name="Table2.A3" office:value-type="string">
            <text:p text:style-name="P8">The result meets most of the requirements</text:p>
          </table:table-cell>
          <table:table-cell table:style-name="Table2.A3" office:value-type="string">
            <text:p text:style-name="P8">The result meets the requirements.</text:p>
          </table:table-cell>
          <table:table-cell table:style-name="Table2.A3" office:value-type="string">
            <text:p text:style-name="P8">The result meets the requirements and goes beyond them.</text:p>
          </table:table-cell>
          <table:table-cell table:style-name="Table2.A2" office:value-type="string">
            <text:p text:style-name="P8">The result meets the requirements, goes beyond them and exceeds expectations.</text:p>
          </table:table-cell>
        </table:table-row>
        <table:table-row table:style-name="TableLine94699866567696">
          <table:table-cell table:style-name="Table2.A3" office:value-type="string">
            <text:p text:style-name="P8">Usability (10%)</text:p>
          </table:table-cell>
          <table:table-cell table:style-name="Table2.A3" office:value-type="string">
            <text:p text:style-name="P8">The program does not provide any guidance for the user.</text:p>
          </table:table-cell>
          <table:table-cell table:style-name="Table2.A3" office:value-type="string">
            <text:p text:style-name="P8">The program provides basic guidance for the user.</text:p>
          </table:table-cell>
          <table:table-cell table:style-name="Table2.A3" office:value-type="string">
            <text:p text:style-name="P8">The program provides adequate guidance for the user to use the program as intended. </text:p>
          </table:table-cell>
          <table:table-cell table:style-name="Table2.A3" office:value-type="string">
            <text:p text:style-name="P8">The program provides very good guidance for the user, is mostly intuitive to use.</text:p>
          </table:table-cell>
          <table:table-cell table:style-name="Table2.A2" office:value-type="string">
            <text:p text:style-name="P8">The program provides outstanding guidance for the user, is intuitive and completely self-explanatory.</text:p>
          </table:table-cell>
        </table:table-row>
        <table:table-row table:style-name="TableLine94699949767120">
          <table:table-cell table:style-name="Table2.A3" office:value-type="string">
            <text:p text:style-name="P8">Robustness (10%)</text:p>
          </table:table-cell>
          <table:table-cell table:style-name="Table2.A3" office:value-type="string">
            <text:p text:style-name="P8">The program does not run at all, or fails after a few steps, before any interaction with the user.</text:p>
          </table:table-cell>
          <table:table-cell table:style-name="Table2.A3" office:value-type="string">
            <text:p text:style-name="P8">The program runs without crashing when it is provided with the expected inputs. </text:p>
          </table:table-cell>
          <table:table-cell table:style-name="Table2.A3" office:value-type="string">
            <text:p text:style-name="P8">The program ha<text:span text:style-name="T8">n</text:span>dles common and expectable errors that occur from interaction with the environment, such as typos in user input.</text:p>
          </table:table-cell>
          <table:table-cell table:style-name="Table2.A3" office:value-type="string">
            <text:p text:style-name="P8">The program handles a great variety of possible error<text:span text:style-name="T8">s</text:span> that could occur from interaction with the environment; it is hard to make It fail. </text:p>
            <text:p text:style-name="P8"><text:soft-page-break/></text:p>
          </table:table-cell>
          <table:table-cell table:style-name="Table2.A2" office:value-type="string">
            <text:p text:style-name="P8">The program handles all possible errors systematically. It is almost impossible to make it fail.</text:p>
          </table:table-cell>
        </table:table-row>
        <table:table-row table:style-name="TableLine94699949768528">
          <table:table-cell table:style-name="Table2.A2" table:number-columns-spanned="6" office:value-type="string">
            <text:p text:style-name="P9">Form (Code)</text:p>
          </table:table-cell>
          <table:covered-table-cell/>
          <table:covered-table-cell/>
          <table:covered-table-cell/>
          <table:covered-table-cell/>
          <table:covered-table-cell/>
        </table:table-row>
        <table:table-row table:style-name="TableLine94699949769280">
          <table:table-cell table:style-name="Table2.A3" office:value-type="string">
            <text:p text:style-name="P8"><text:span text:style-name="T8">Modularization (modules and functions)</text:span> (10%)</text:p>
          </table:table-cell>
          <table:table-cell table:style-name="Table2.A3" office:value-type="string">
            <text:p text:style-name="P8">No modularization efforts visible</text:p>
          </table:table-cell>
          <table:table-cell table:style-name="Table2.A3" office:value-type="string">
            <text:p text:style-name="P8">Basic level of modularization</text:p>
          </table:table-cell>
          <table:table-cell table:style-name="Table2.A3" office:value-type="string">
            <text:p text:style-name="P8">Good modularization</text:p>
          </table:table-cell>
          <table:table-cell table:style-name="Table2.A3" office:value-type="string">
            <text:p text:style-name="P8">Very good modularization</text:p>
          </table:table-cell>
          <table:table-cell table:style-name="Table2.A2" office:value-type="string">
            <text:p text:style-name="P8">Outstanding modularization</text:p>
          </table:table-cell>
        </table:table-row>
        <table:table-row table:style-name="TableLine94699949770496">
          <table:table-cell table:style-name="Table2.A3" office:value-type="string">
            <text:p text:style-name="P8">Reuse (10%)</text:p>
          </table:table-cell>
          <table:table-cell table:style-name="Table2.A3" office:value-type="string">
            <text:p text:style-name="P8">No reuse and a lot of duplicate code. </text:p>
          </table:table-cell>
          <table:table-cell table:style-name="Table2.A3" office:value-type="string">
            <text:p text:style-name="P8">Basic level of code reuse, little duplicate code. </text:p>
          </table:table-cell>
          <table:table-cell table:style-name="Table2.A3" office:value-type="string">
            <text:p text:style-name="P8">Good reuse of own code, hardly any duplicate code.</text:p>
          </table:table-cell>
          <table:table-cell table:style-name="Table2.A3" office:value-type="string">
            <text:p text:style-name="P8">Very good reuse of own code, no redundant code.</text:p>
          </table:table-cell>
          <table:table-cell table:style-name="Table2.A2" office:value-type="string">
            <text:p text:style-name="P8">Outstanding reuse of own and third-party components.</text:p>
          </table:table-cell>
        </table:table-row>
        <table:table-row table:style-name="TableLine94699949742672">
          <table:table-cell table:style-name="Table2.A3" office:value-type="string">
            <text:p text:style-name="P8">Readability (10%)</text:p>
          </table:table-cell>
          <table:table-cell table:style-name="Table2.A3" office:value-type="string">
            <text:p text:style-name="P8">Code is barely readable, lacks meaningful identifiers and comments.</text:p>
          </table:table-cell>
          <table:table-cell table:style-name="Table2.A3" office:value-type="string">
            <text:p text:style-name="P8">Code is readable with some effort, only basic use of comments, mixed choice of <text:span text:style-name="T5">identifier</text:span> names.</text:p>
          </table:table-cell>
          <table:table-cell table:style-name="Table2.A3" office:value-type="string">
            <text:p text:style-name="P8">Code is readable with ordinary effort, has an adequate amount of comments, good choice of <text:span text:style-name="T5">identifier</text:span> names. </text:p>
          </table:table-cell>
          <table:table-cell table:style-name="Table2.A3" office:value-type="string">
            <text:p text:style-name="P8">Entire code is very readable, commented well, and uses meaningful identifiers. </text:p>
          </table:table-cell>
          <table:table-cell table:style-name="Table2.A2" office:value-type="string">
            <text:p text:style-name="P8">Outstanding readability of the entire code, follows official coding standards and common best practices.</text:p>
          </table:table-cell>
        </table:table-row>
      </table:table>
      <text:p text:style-name="P2"/>
      <text:p text:style-name="P2">For exampl<text:span text:style-name="T3">e, a project might be graded as follows: </text:span></text:p>
      <text:p text:style-name="P3">The result meets the requirements as laid out in the project assignment, but in a rather basic or minimalistic interpretation, without going beyond what was explicitly asked. It gets a 7 for the “requirements” criterion. The program provides very good user guidance and is intuitive to use, resulting in an 8 for the “usability” criterion. Unfortunately, it crashes frequently when the user makes small mistakes in their input. This means a 6 for “robustness”. The structure of the code is very good, functions and modules are used very well, an 8 for “structure”. Reuse is good, with good reuse of own and third-party code and hardly any duplicate code. Grade 7 for “reuse”. Finally, the code is only readable with some effort, as comments are very basic. The choice of identifier names is however good, making up for the lack of comments. This means a 6,5 for “readability”. </text:p>
      <text:p text:style-name="P5">From this, we would calculate the final grade for the project as:</text:p>
      <text:p text:style-name="P4"><text:span text:style-name="T4">0.5*7 + 0.1*8 + 0.1*6 + 0.1*8 + 0.1*7 + 0.1*6.5 = </text:span><text:span text:style-name="T1">7,05</text:span><text:span text:style-name="T4">. <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MS Mincho" style:font-family-asian="'MS Mincho'" style:font-family-generic-asian="modern" style:font-pitch-asian="fixed"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text-properties fo:color="#5a5a5a" fo:letter-spacing="0.0102in" style:font-name-asian="MS Mincho" style:font-family-asian="'MS Mincho'" style:font-family-generic-asian="modern" style:font-pitch-asian="fixed"/>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ourier New" fo:font-family="'Courier New'" style:font-family-generic="modern" style:font-pitch="fixed"/>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urier New" fo:font-family="'Courier New'" style:font-family-generic="modern" style:font-pitch="fixed"/>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fo:color="#aeaaa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Lamprecht, A.L. (Anna-Lena)</meta:initial-creator>
    <meta:creation-date>2019-01-04T12:49:00Z</meta:creation-date>
    <dc:date>2022-02-14T11:11:34.370884732</dc:date>
    <meta:editing-cycles>240</meta:editing-cycles>
    <meta:editing-duration>P4DT10H15M50S</meta:editing-duration>
    <meta:document-statistic meta:table-count="1" meta:image-count="0" meta:object-count="0" meta:page-count="2" meta:paragraph-count="50" meta:word-count="581" meta:character-count="3596" meta:non-whitespace-character-count="3053"/>
    <meta:template xlink:type="simple" xlink:actuate="onRequest" xlink:title="" xlink:href="Normal.dotm"/>
  </office:meta>
</office:document-meta>
</file>